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Tabla1.A6" style:family="table-cell">
      <style:table-cell-properties fo:padding="0.199cm" fo:border="none" style:writing-mode="page"/>
    </style:style>
    <style:style style:name="Tabla1.B6" style:family="table-cell">
      <style:table-cell-properties fo:padding="0.199cm" fo:border="none" style:writing-mode="page"/>
    </style:style>
    <style:style style:name="Tabla1.A7" style:family="table-cell">
      <style:table-cell-properties fo:padding="0.199cm" fo:border="none" style:writing-mode="page"/>
    </style:style>
    <style:style style:name="Tabla1.B7" style:family="table-cell">
      <style:table-cell-properties fo:padding="0.199cm" fo:border="none" style:writing-mode="page"/>
    </style:style>
    <style:style style:name="Tabla1.A8" style:family="table-cell">
      <style:table-cell-properties fo:padding="0.199cm" fo:border="none" style:writing-mode="page"/>
    </style:style>
    <style:style style:name="Tabla1.B8" style:family="table-cell">
      <style:table-cell-properties fo:padding="0.199cm" fo:border="none" style:writing-mode="page"/>
    </style:style>
    <style:style style:name="Tabla1.A9" style:family="table-cell">
      <style:table-cell-properties fo:padding="0.199cm" fo:border="none" style:writing-mode="page"/>
    </style:style>
    <style:style style:name="Tabla1.B9" style:family="table-cell">
      <style:table-cell-properties fo:padding="0.199cm" fo:border="none" style:writing-mode="page"/>
    </style:style>
    <style:style style:name="Tabla1.A10" style:family="table-cell">
      <style:table-cell-properties fo:padding="0.199cm" fo:border="none" style:writing-mode="page"/>
    </style:style>
    <style:style style:name="Tabla1.B10" style:family="table-cell">
      <style:table-cell-properties fo:padding="0.199cm" fo:border="none" style:writing-mode="page"/>
    </style:style>
    <style:style style:name="Tabla1.A11" style:family="table-cell">
      <style:table-cell-properties fo:padding="0.199cm" fo:border="none" style:writing-mode="page"/>
    </style:style>
    <style:style style:name="Tabla1.B11" style:family="table-cell">
      <style:table-cell-properties fo:padding="0.199cm" fo:border="none" style:writing-mode="page"/>
    </style:style>
    <style:style style:name="Tabla1.A12" style:family="table-cell">
      <style:table-cell-properties fo:padding="0.199cm" fo:border="none" style:writing-mode="page"/>
    </style:style>
    <style:style style:name="Tabla1.B12" style:family="table-cell">
      <style:table-cell-properties fo:padding="0.199cm" fo:border="none" style:writing-mode="page"/>
    </style:style>
    <style:style style:name="Tabla1.A13" style:family="table-cell">
      <style:table-cell-properties fo:padding="0.199cm" fo:border="none" style:writing-mode="page"/>
    </style:style>
    <style:style style:name="Tabla1.B13" style:family="table-cell">
      <style:table-cell-properties fo:padding="0.199cm" fo:border="none" style:writing-mode="page"/>
    </style:style>
    <style:style style:name="Tabla1.A14" style:family="table-cell">
      <style:table-cell-properties fo:padding="0.199cm" fo:border="none" style:writing-mode="page"/>
    </style:style>
    <style:style style:name="Tabla1.B14" style:family="table-cell">
      <style:table-cell-properties fo:padding="0.199cm" fo:border="none" style:writing-mode="page"/>
    </style:style>
    <style:style style:name="Tabla1.A15" style:family="table-cell">
      <style:table-cell-properties fo:padding="0.199cm" fo:border="none" style:writing-mode="page"/>
    </style:style>
    <style:style style:name="Tabla1.B15" style:family="table-cell">
      <style:table-cell-properties fo:padding="0.199cm" fo:border="none" style:writing-mode="page"/>
    </style:style>
    <style:style style:name="Tabla1.A16" style:family="table-cell">
      <style:table-cell-properties fo:padding="0.199cm" fo:border="none" style:writing-mode="page"/>
    </style:style>
    <style:style style:name="Tabla1.B16" style:family="table-cell">
      <style:table-cell-properties fo:padding="0.199cm" fo:border="none" style:writing-mode="page"/>
    </style:style>
    <style:style style:name="Tabla1.A17" style:family="table-cell">
      <style:table-cell-properties fo:padding="0.199cm" fo:border="none" style:writing-mode="page"/>
    </style:style>
    <style:style style:name="Tabla1.B17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able_20_Contents">
      <style:text-properties officeooo:rsid="00011f87" officeooo:paragraph-rsid="00011f87"/>
    </style:style>
    <style:style style:name="P4" style:family="paragraph" style:parent-style-name="Table_20_Contents">
      <style:text-properties officeooo:rsid="000322e1" officeooo:paragraph-rsid="000322e1"/>
    </style:style>
    <style:style style:name="P5" style:family="paragraph" style:parent-style-name="Table_20_Contents">
      <style:text-properties officeooo:rsid="0003b499" officeooo:paragraph-rsid="0003b499"/>
    </style:style>
    <style:style style:name="P6" style:family="paragraph" style:parent-style-name="Table_20_Contents">
      <style:text-properties officeooo:rsid="0006066c" officeooo:paragraph-rsid="0006066c"/>
    </style:style>
    <style:style style:name="P7" style:family="paragraph" style:parent-style-name="Table_20_Contents">
      <style:text-properties officeooo:rsid="00090de6" officeooo:paragraph-rsid="00090de6"/>
    </style:style>
    <style:style style:name="P8" style:family="paragraph" style:parent-style-name="Table_20_Contents">
      <style:text-properties officeooo:rsid="00071669" officeooo:paragraph-rsid="00071669"/>
    </style:style>
    <style:style style:name="P9" style:family="paragraph" style:parent-style-name="Table_20_Contents">
      <style:text-properties officeooo:rsid="000ceb43" officeooo:paragraph-rsid="000ceb43"/>
    </style:style>
    <style:style style:name="P10" style:family="paragraph" style:parent-style-name="Table_20_Contents">
      <style:text-properties officeooo:rsid="000d5cfa" officeooo:paragraph-rsid="000d5cfa"/>
    </style:style>
    <style:style style:name="P11" style:family="paragraph" style:parent-style-name="Table_20_Contents">
      <style:text-properties officeooo:rsid="000ed7d6" officeooo:paragraph-rsid="000ed7d6"/>
    </style:style>
    <style:style style:name="P12" style:family="paragraph" style:parent-style-name="Table_20_Contents">
      <style:text-properties officeooo:rsid="000efd97" officeooo:paragraph-rsid="000efd97"/>
    </style:style>
    <style:style style:name="P13" style:family="paragraph" style:parent-style-name="Table_20_Contents">
      <style:text-properties officeooo:rsid="000f7aea" officeooo:paragraph-rsid="000f7aea"/>
    </style:style>
    <style:style style:name="P14" style:family="paragraph" style:parent-style-name="Table_20_Contents">
      <style:text-properties officeooo:rsid="000fff64" officeooo:paragraph-rsid="000fff64"/>
    </style:style>
    <style:style style:name="P15" style:family="paragraph" style:parent-style-name="Table_20_Contents">
      <style:text-properties officeooo:rsid="001026af" officeooo:paragraph-rsid="001026af"/>
    </style:style>
    <style:style style:name="P16" style:family="paragraph" style:parent-style-name="Text_20_body">
      <style:paragraph-properties fo:text-align="center" style:justify-single-word="false"/>
      <style:text-properties officeooo:paragraph-rsid="00006a23"/>
    </style:style>
    <style:style style:name="P17" style:family="paragraph" style:parent-style-name="Table_20_Contents">
      <style:text-properties officeooo:rsid="000fff64" officeooo:paragraph-rsid="000fff64"/>
    </style:style>
    <style:style style:name="P18" style:family="paragraph" style:parent-style-name="Table_20_Contents">
      <style:text-properties officeooo:rsid="00136fd4" officeooo:paragraph-rsid="00136fd4"/>
    </style:style>
    <style:style style:name="P19" style:family="paragraph" style:parent-style-name="Table_20_Contents">
      <style:text-properties officeooo:rsid="00148b2d" officeooo:paragraph-rsid="00148b2d"/>
    </style:style>
    <style:style style:name="P20" style:family="paragraph" style:parent-style-name="Table_20_Contents">
      <style:text-properties officeooo:rsid="00148b2d" officeooo:paragraph-rsid="00169895"/>
    </style:style>
    <style:style style:name="P21" style:family="paragraph" style:parent-style-name="Table_20_Contents">
      <style:text-properties officeooo:rsid="0014bcce" officeooo:paragraph-rsid="0014bcce"/>
    </style:style>
    <style:style style:name="P22" style:family="paragraph" style:parent-style-name="Table_20_Contents">
      <style:text-properties officeooo:rsid="0014ff22" officeooo:paragraph-rsid="0014ff22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  <style:style style:name="T5" style:family="text">
      <style:text-properties officeooo:rsid="0012045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06a23"/>
    </style:style>
    <style:style style:name="T8" style:family="text">
      <style:text-properties officeooo:rsid="00148b2d"/>
    </style:style>
    <style:style style:name="T9" style:family="text">
      <style:text-properties officeooo:rsid="00160e96"/>
    </style:style>
    <style:style style:name="T10" style:family="text">
      <style:text-properties officeooo:rsid="001698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6"><text:span text:style-name="T7">Uso de la variable $_SESSION en la aplicación 204DWESLoginLogoffTema6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3">usuarioDAW204LoginLogoffTema6</text:p>
          </table:table-cell>
          <table:table-cell table:style-name="Tabla1.B2" office:value-type="string">
            <text:p text:style-name="P4">Guarda el usuario registrado en una variable</text:p>
          </table:table-cell>
        </table:table-row>
        <table:table-row>
          <table:table-cell table:style-name="Tabla1.A2" office:value-type="string">
            <text:p text:style-name="P5">paginaEnCurso</text:p>
          </table:table-cell>
          <table:table-cell table:style-name="Tabla1.B2" office:value-type="string">
            <text:p text:style-name="P5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6">error</text:p>
          </table:table-cell>
          <table:table-cell table:style-name="Tabla1.B4" office:value-type="string">
            <text:p text:style-name="P7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8">PaginaAnterior</text:p>
            <text:p text:style-name="P8"/>
            <text:p text:style-name="P8"/>
          </table:table-cell>
          <table:table-cell table:style-name="Tabla1.B5" office:value-type="string">
            <text:p text:style-name="P7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  <table:table-row>
          <table:table-cell table:style-name="Tabla1.A6" office:value-type="string">
            <text:p text:style-name="P9">FechaFotoNasaSolicitada</text:p>
            <text:p text:style-name="P9"/>
          </table:table-cell>
          <table:table-cell table:style-name="Tabla1.B6" office:value-type="string">
            <text:p text:style-name="P10">Guarda la fecha que se ha usado para solicitar una fecha a la nasa</text:p>
          </table:table-cell>
        </table:table-row>
        <table:table-row>
          <table:table-cell table:style-name="Tabla1.A7" office:value-type="string">
            <text:p text:style-name="P9">CambioDivisa</text:p>
          </table:table-cell>
          <table:table-cell table:style-name="Tabla1.B7" office:value-type="string">
            <text:p text:style-name="P11">El cambio de divisa recibido por la API de Frankfurter</text:p>
          </table:table-cell>
        </table:table-row>
        <table:table-row>
          <table:table-cell table:style-name="Tabla1.A8" office:value-type="string">
            <text:p text:style-name="P9">DivisaInicio</text:p>
          </table:table-cell>
          <table:table-cell table:style-name="Tabla1.B8" office:value-type="string">
            <text:p text:style-name="P11">La divisa seleccionada por el usuario como divisa inicial</text:p>
          </table:table-cell>
        </table:table-row>
        <table:table-row>
          <table:table-cell table:style-name="Tabla1.A9" office:value-type="string">
            <text:p text:style-name="P9">DivisaDestino</text:p>
          </table:table-cell>
          <table:table-cell table:style-name="Tabla1.B9" office:value-type="string">
            <text:p text:style-name="P11">La divisa seleccionada por el usuario como divisa destino</text:p>
          </table:table-cell>
        </table:table-row>
        <table:table-row>
          <table:table-cell table:style-name="Tabla1.A10" office:value-type="string">
            <text:p text:style-name="P9">CantidadInicio</text:p>
          </table:table-cell>
          <table:table-cell table:style-name="Tabla1.B10" office:value-type="string">
            <text:p text:style-name="P11">La cantidad especificada por el usuario para convertir a otra divisa</text:p>
          </table:table-cell>
        </table:table-row>
        <table:table-row>
          <table:table-cell table:style-name="Tabla1.A11" office:value-type="string">
            <text:p text:style-name="P12">descripcionDepartamentoEnCurso</text:p>
          </table:table-cell>
          <table:table-cell table:style-name="Tabla1.B11" office:value-type="string">
            <text:p text:style-name="P13">La descripcion del departamento que deseamos visualizar, <text:span text:style-name="T5">editar, o borrar</text:span>, se envia como parametro al hacer consultas a la base de datos</text:p>
          </table:table-cell>
        </table:table-row>
        <table:table-row>
          <table:table-cell table:style-name="Tabla1.A12" office:value-type="string">
            <text:p text:style-name="P14">descripcionDepartamentoSolicitada</text:p>
          </table:table-cell>
          <table:table-cell table:style-name="Tabla1.B12" office:value-type="string">
            <text:p text:style-name="P15">La descripcion introducida por el usuario para filtrar resultados en la tabla de la pagina ‘mantenimiento departamentos’</text:p>
          </table:table-cell>
        </table:table-row>
        <table:table-row>
          <table:table-cell table:style-name="Tabla1.A13" office:value-type="string">
            <text:p text:style-name="P14">paginaTablaEnCurso</text:p>
          </table:table-cell>
          <table:table-cell table:style-name="Tabla1.B13" office:value-type="string">
            <text:p text:style-name="P18">Guarda la pagina actual de la tabla <text:span text:style-name="T8">departamentos</text:span></text:p>
          </table:table-cell>
        </table:table-row>
        <table:table-row>
          <table:table-cell table:style-name="Tabla1.A14" office:value-type="string">
            <text:p text:style-name="P19"><text:span text:style-name="T10">u</text:span>ltimaPaginaTabla --<text:span text:style-name="T10">todos</text:span></text:p>
          </table:table-cell>
          <table:table-cell table:style-name="Tabla1.B14" office:value-type="string">
            <text:p text:style-name="P19">Guarda la ultima pagina posible de la tabla departamentos <text:span text:style-name="T10">teniendo en cuenta todos los departamentos</text:span></text:p>
          </table:table-cell>
        </table:table-row>
        <table:table-row>
          <table:table-cell table:style-name="Tabla1.A14" office:value-type="string">
            <text:p text:style-name="P20"><text:span text:style-name="T10">u</text:span>ltimaPaginaTabla --<text:span text:style-name="T10">activos</text:span></text:p>
          </table:table-cell>
          <table:table-cell table:style-name="Tabla1.B14" office:value-type="string">
            <text:p text:style-name="P20">Guarda la ultima pagina posible de la tabla departamentos <text:span text:style-name="T10">teniendo en cuenta los departamentos activos</text:span></text:p>
          </table:table-cell>
        </table:table-row>
        <text:soft-page-break/>
        <table:table-row>
          <table:table-cell table:style-name="Tabla1.A14" office:value-type="string">
            <text:p text:style-name="P20"><text:span text:style-name="T10">u</text:span>ltimaPaginaTabla --<text:span text:style-name="T10">inactivos</text:span></text:p>
          </table:table-cell>
          <table:table-cell table:style-name="Tabla1.B14" office:value-type="string">
            <text:p text:style-name="P20">Guarda la ultima pagina posible de la tabla departamentos <text:span text:style-name="T10">teniendo en cuenta los departamentos dados de baja</text:span></text:p>
          </table:table-cell>
        </table:table-row>
        <table:table-row>
          <table:table-cell table:style-name="Tabla1.A17" office:value-type="string">
            <text:p text:style-name="P21">opcionBusqueda</text:p>
          </table:table-cell>
          <table:table-cell table:style-name="Tabla1.B17" office:value-type="string">
            <text:p text:style-name="P22">Guarda la opción <text:span text:style-name="T9">introducida por el usuario en la busqued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2-13T12:40:25.256000000</dc:date>
    <meta:editing-duration>PT6H1M36S</meta:editing-duration>
    <meta:editing-cycles>25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36" meta:word-count="257" meta:character-count="1839" meta:non-whitespace-character-count="1519"/>
  </office:meta>
</office:document-meta>
</file>